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fo:color="#ff0000" fo:font-style="italic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justify">
        <style:tab-stops>
          <style:tab-stop style:position="175.50pt"/>
        </style:tab-stops>
      </style:paragraph-properties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justify">
        <style:tab-stops>
          <style:tab-stop style:position="175.50pt"/>
        </style:tab-stops>
      </style:paragraph-properties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left"/>
    </style:style>
  </office:automatic-styles>
  <office:body>
    <office:text>
      <text:p text:style-name="P1"><text:span text:style-name="T1">HEREFORD-JONES CEMETERY</text:span></text:p>
      <text:p text:style-name="P1"><text:span text:style-name="T1">*NPC - New Part of Cemetery, well kept.</text:span></text:p>
      <text:p text:style-name="P1"><text:span text:style-name="T2"/></text:p>
      <text:p text:style-name="P1"><text:span text:style-name="T3">ANDERSON, William A., 22 Dec 1850 - 8 Oct 1851.<text:s/></text:span><text:span text:style-name="T4">aged 1 year, 9 mo., and 16 days.</text:span></text:p>
      <text:p text:style-name="P1"><text:span text:style-name="T5">BAKER, Mary Branch, d. 13 Nov 1895.<text:s/></text:span><text:span text:style-name="T6">In Loving Rembrance of my darling wife; aged 35 years, 10 Mo., &amp; one day.</text:span></text:p>
      <text:p text:style-name="P1"><text:span text:style-name="T7">BERRY, Corra B., 3 Aug 1866 - 31 May 1881.<text:s/></text:span><text:span text:style-name="T8">Dau. of W. J. &amp; S. R. Berry.<text:s/></text:span><text:span text:style-name="T9">Here lies a kind and affectionate mother and a sweet and loving sister.<text:s/></text:span><text:span text:style-name="T10">(shares a stone with her Mother, Sarah R. Berry, they passed the same day.)</text:span></text:p>
      <text:p text:style-name="P1"><text:span text:style-name="T11">BERRY, Sarah R., 3 Apr 1843 - 31 May 1881.<text:s/></text:span><text:span text:style-name="T12">Wife of W. J. Berry.<text:s/></text:span><text:span text:style-name="T13">(Married 13 Dec 1959 [MB-4B])</text:span></text:p>
      <text:p text:style-name="P1"><text:span text:style-name="T14">BERRY G.H., 18 Feb 1864 - 5 May 1891.</text:span></text:p>
      <text:p text:style-name="P1"><text:span text:style-name="T15">BERRY, William Sam, 5 Apr 1861 - 3 Feb 1862. (stone has a diagnaol crack thru the stone, but still upright. mb)</text:span></text:p>
      <text:p text:style-name="P1"><text:span text:style-name="T16">DAVIS, Willie A., 15 Jan 1862 - 8 Jan 1881.<text:s/></text:span><text:span text:style-name="T17">Dau. of N. J. &amp; W. N. Davis.<text:s/></text:span><text:span text:style-name="T18">(stone has a crack in the center from side to side. mb)</text:span></text:p>
      <text:p text:style-name="P1"><text:span text:style-name="T19">ESLICK, Virginia H. 23 Dec 1879 - 7 Aug 1967.<text:s/></text:span><text:span text:style-name="T20">NPC</text:span></text:p>
      <text:p text:style-name="P1"><text:span text:style-name="T21">FUQUA, Fannie ., 18 Apr 1866 - 26 Aug 1890.<text:s/></text:span><text:span text:style-name="T22">Daughter of W. J. &amp; M. E. Fuqua.</text:span></text:p>
      <text:p text:style-name="P1"><text:span text:style-name="T23">GARNER, Josie E., 7 Nov 1884 - 22 Nov 1884.<text:s/></text:span><text:span text:style-name="T24">Dau. of J. H. &amp; W. R. Garner.</text:span></text:p>
      <text:p text:style-name="P1"><text:span text:style-name="T25">GARNER, Bettie N.<text:s/></text:span><text:span text:style-name="T26">(M?)</text:span><text:span text:style-name="T27">, 13 Jul 1875 - 22 Mar 1892.<text:s/></text:span><text:span text:style-name="T28">Dau. of J. H. &amp; W. R. Garner.</text:span></text:p>
      <text:p text:style-name="P1"><text:span text:style-name="T29">GARNER, Mary B., 16 Sep 1867 - 31 Mar 1890.<text:s/></text:span><text:span text:style-name="T30">Dau. of J. H. &amp; W. R. Garner.<text:s/></text:span><text:span text:style-name="T31">(Note: These were the children of Joseph H. Garner and Willie Rebecca Nance who were married 19 Dec 1866. [MB-5])</text:span></text:p>
      <text:p text:style-name="P1"><text:span text:style-name="T31">GARNER, Willie Rebecca, 7 Junn 1850 - 23 Jan 1893.<text:s/></text:span><text:span text:style-name="T32">Wife of J. H. Garner.</text:span></text:p>
      <text:p text:style-name="P1"><text:span text:style-name="T33">HEREFORD, Thomas Edward, 3 Apr 1845 - 7 Apr 1935. </text:span></text:p>
      <text:p text:style-name="P1"><text:span text:style-name="T33">HEREFORD, Arie R., 21 Apr 1840 - 17 Sep 1900.<text:s/></text:span><text:span text:style-name="T34">Aged 60 years, 4 months and 27 days.</text:span></text:p>
      <text:p text:style-name="P1"><text:span text:style-name="T35">HEREFORD, Fannie J., 12 Mar 1847 - 21 Nov 1877.</text:span></text:p>
      <text:p text:style-name="P1"><text:span text:style-name="T35">HEREFORD, Charlie J., 22 Jul 1877 - 6 Nov 1877.</text:span></text:p>
      <text:p text:style-name="P1"><text:span text:style-name="T35">HEREFORD, George L., 9 May 1876 - 9 Aug 1945.<text:s/></text:span><text:span text:style-name="T36">NPC</text:span></text:p>
      <text:p text:style-name="P1"><text:span text:style-name="T37">HEREFORD, T. M., 23 Aug 1852 - 23 Oct 1921.<text:s/></text:span><text:span text:style-name="T38">NPC</text:span></text:p>
      <text:p text:style-name="P1"><text:span text:style-name="T39">HEREFORD, Merry E., 11 Dec 1855 - 9 Mar 1906. (Note: Theoderick M. Herreford m. Mary E. M. Jones 2 Dec 1874 [MB-7] - marriage bond signed by T.M. Hereford &amp; P.H. Strong.)<text:s/></text:span><text:span text:style-name="T40">NPC</text:span></text:p>
      <text:p text:style-name="P1"><text:span text:style-name="T41">HEREFORD, Anna, 31 Dec 1885 - 29 Aug 1909.<text:s/></text:span><text:span text:style-name="T42">NPC</text:span></text:p>
      <text:p text:style-name="P1"><text:span text:style-name="T43">HEREFORD, James H., 6 Apr 1904 - 5 Feb 1926.<text:s/></text:span><text:span text:style-name="T44">NPC</text:span></text:p>
      <text:p text:style-name="P1"><text:span text:style-name="T45">HEREFORD, Tom N., 9 Jan 1878 - 5 Apr 1949.<text:s/></text:span><text:span text:style-name="T46">NPC</text:span></text:p>
      <text:p text:style-name="P1"><text:span text:style-name="T47">HEREFORD, Memry M.<text:s/></text:span><text:span text:style-name="T48">(Mae Capley)</text:span><text:span text:style-name="T49">, 9 Mar 1887 - 13 Jul 1961.<text:s/></text:span><text:span text:style-name="T50">The Lord is my Shepherd.<text:s/></text:span><text:span text:style-name="T51">NPC (d/o Freeling G. &amp; Sarah Elizabeth Jordan Capley; w/o Tom N. Hereford and shares same stone.)</text:span></text:p>
      <text:p text:style-name="P1"><text:span text:style-name="T52">HULLUM, Jennie Hullum, 1860 - 1935.</text:span></text:p>
      <text:p text:style-name="P1"><text:span text:style-name="T52">HULLUM, Mrs. Ann, 1842 - 1932.</text:span></text:p>
      <text:p text:style-name="P1"><text:span text:style-name="T53">HULLUM, James A., 18 Sep 1863 - 23 Mar 1898.</text:span></text:p>
      <text:p text:style-name="P1"><text:span text:style-name="T54">JONES, Nannie H., 1849 - 1933.</text:span></text:p>
      <text:p text:style-name="P1"><text:span text:style-name="T54">JONES, Henry Leavette, 27 Apr 1849 - 22 May 1901.</text:span></text:p>
      <text:p text:style-name="P1"><text:span text:style-name="T54">JONES, Mary, 1860 - 1894.<text:s/></text:span><text:span text:style-name="T55">Wife of J. A. Jones.</text:span></text:p>
      <text:p text:style-name="P1"><text:span text:style-name="T56">JONES, James A., 30 Nov 1857 - 8 Dec 1881.<text:s/></text:span><text:span text:style-name="T57">Son of W. B. &amp; M. J. Jones.</text:span></text:p>
      <text:p text:style-name="P1"><text:span text:style-name="T58">JONES, W. B., 12 Apr 1817 - 5 May 1892.<text:s/></text:span><text:span text:style-name="T59">(h/o and shares stone with Martha J. Erwin Jones, mar. 24 Dec 1840 [MB-4])</text:span></text:p>
      <text:p text:style-name="P1"><text:span text:style-name="T60">JONES, Martha<text:s/></text:span><text:span text:style-name="T61">(J)</text:span><text:span text:style-name="T62"><text:s/></text:span><text:span text:style-name="T63">(Erwin)</text:span><text:span text:style-name="T64">. 31 Jan 1821 - 1 Aug 1896.</text:span></text:p>
      <text:p text:style-name="P1"><text:span text:style-name="T64">JONES, Stephen A., 20 Aug 1824 - 24 Feb 1845.</text:span></text:p>
      <text:p text:style-name="P2"><text:span text:style-name="T64">JONES, George T.<text:s/></text:span><text:span text:style-name="T65">(Tannahill)</text:span><text:span text:style-name="T66">, 10 Oct 1790 - 4 May 1871.<text:s/></text:span><text:span text:style-name="T67">An hones man, the Noblest work of God.</text:span></text:p>
      <text:p text:style-name="P2"><text:span text:style-name="T68">JONES, Rebecca C.<text:s/></text:span><text:span text:style-name="T69">(Campbell Brown)</text:span><text:span text:style-name="T70">, 26 Feb 1796 - 20 Oct 1872.<text:s/></text:span><text:span text:style-name="T71">I'll see thee again Mother.<text:s/></text:span><text:span text:style-name="T72">(w/o and shares stone with George T. (Tannahill) Jones.mar. 10 Dec 1812.)</text:span></text:p>
      <text:p text:style-name="P2"><text:span text:style-name="T73">JONES, George T., 7 Mar 1845 - 29 Jan 1868.<text:s/></text:span><text:span text:style-name="T74">(This is the only unidentifiable stone in the cemetery, and is the only on unaccounted for in the Jones stones. [Hutch]</text:span></text:p>
      <text:p text:style-name="P2"><text:span text:style-name="T75">JONES, Jos. Wm., __Apr - 24 Aug 1855.</text:span></text:p>
      <text:p text:style-name="P2"><text:span text:style-name="T75">JONES, Cinthia A., 29 Sep 1841 - 26 Dec 1841.<text:s text:c="2"/></text:span></text:p>
      <text:p text:style-name="P2"><text:span text:style-name="T75">JONES, Jane T., 25 Dec 1818 - 12 Dec 1900.<text:s/></text:span><text:span text:style-name="T76">Wife of John T. Jones.</text:span></text:p>
      <text:p text:style-name="P2"><text:span text:style-name="T77">JONES, John T., 26 Nov 1814 - 15 Dec 1857.<text:s/></text:span><text:span text:style-name="T78">there remains Therefore the rest for the People of God for he that is entered into his rest hath ceased from his own work as God did from His.<text:s/></text:span><text:span text:style-name="T79">(sandstone obelisk)</text:span></text:p>
      <text:p text:style-name="P2"><text:span text:style-name="T79">JONES, John L., 3 Dec 1851 - 31 Dec 1854.<text:s/></text:span><text:span text:style-name="T80">Aged 3 years and 28 days.<text:s/></text:span><text:span text:style-name="T81">(Sandstone obelisk)</text:span></text:p>
      <text:p text:style-name="P2"><text:span text:style-name="T82">JONES, Donald, 1899 - 1922. </text:span></text:p>
      <text:p text:style-name="P2"><text:span text:style-name="T82">JONES, Nannie H., 1849 - 1933. (Appears to be a fairly new stone mb.)</text:span></text:p>
      <text:p text:style-name="P2"><text:span text:style-name="T82">JONES, William, 1897 - 1927. </text:span></text:p>
      <text:p text:style-name="P2"><text:span text:style-name="T82">JONES, William B., 12 Apr 1817 - 5 May 1892.(h/o Martha J. Ewrin Jones.)</text:span></text:p>
      <text:p text:style-name="P3"><text:span text:style-name="T83">LARKIN, Martha J., 5 May 183 - 16 Feb 1854.<text:s/></text:span><text:span text:style-name="T84">aged 18 years, 9 mo., 11 days.<text:s/></text:span><text:span text:style-name="T85">(w/o John C. Larkin, mar. 24 Mar 1853. [MB-4A])</text:span></text:p>
      <text:p text:style-name="P3"><text:span text:style-name="T86">LARKIN, John M., 11 Feb 1854 - 2 Oct 24 1854.</text:span></text:p>
      <text:p text:style-name="P3"><text:span text:style-name="T86">NANCE, George T., 15 Feb 1853 - 1 Sep 1853.<text:s/></text:span><text:span text:style-name="T87">(shares stone with Eliza M. Nance)</text:span></text:p>
      <text:p text:style-name="P3"><text:span text:style-name="T88">NANCE, Eliza M., 6 Mar 1827 - 23 Feb 1853.<text:s/></text:span><text:span text:style-name="T89">In her 26 year.<text:s/></text:span><text:span text:style-name="T90">(Note: James R. Nance m. Eliza m. Jones 2 Apr 1846 [MB-4A], James is buried in the Nance Cemetry.)</text:span></text:p>
      <text:p text:style-name="P3"><text:span text:style-name="T90">SPELCE, Zimaria, 8 Aug 1816 - 2 Feb 1901.<text:s/></text:span><text:span text:style-name="T91">(shares stone with Sarah E. Spelce.)</text:span></text:p>
      <text:p text:style-name="P3"><text:span text:style-name="T92">SPELCE, Sarah E.<text:s/></text:span><text:span text:style-name="T93">(Anderson)</text:span><text:span text:style-name="T94">, 3 Nov 1847 - 28 May 1895.<text:s/></text:span><text:span text:style-name="T95">(w/o Zimaria Spelce, mar. 22 Jan 1873.)</text:span></text:p>
      <text:p text:style-name="P3"><text:span text:style-name="T96">STRONG, Infant son, 8 Nov 1869 - 23 Nov 1869.<text:s/></text:span><text:span text:style-name="T97">In memory of Infant son of S. E. &amp; F. Strong.</text:span></text:p>
      <text:p text:style-name="P3"><text:span text:style-name="T98">STRONG,<text:s/></text:span><text:span text:style-name="T99"><text:s/></text:span><text:span text:style-name="T100">Charles J., 1873 - 1911.</text:span></text:p>
      <text:p text:style-name="P3"><text:span text:style-name="T100">STRONG, George F., no dates.<text:s/></text:span><text:span text:style-name="T101">Co. K, 4 Ala. Cav. C.S.A.</text:span></text:p>
      <text:p text:style-name="P3"><text:span text:style-name="T102">TURNER, Infant dau., 1935.<text:s/></text:span><text:span text:style-name="T103">Infant daughter of Mr. &amp; Mrs. T.A. Turner, Jr.<text:s/></text:span><text:span text:style-name="T104">NPC</text:span></text:p>
      <text:p text:style-name="P4"><text:span text:style-name="T105">TURNER, Thomas A., 6 Feb 1903 - 30 Oct 1964.<text:s/></text:span><text:span text:style-name="T106">NPC</text:span></text:p>
      <text:p text:style-name="P4"><text:span text:style-name="T106">TURNER, Ruby H., 14 Jul 1905 - 3 Jun 1992.<text:s/></text:span><text:span text:style-name="T107">Her loved touched us all.</text:span></text:p>
      <text:p text:style-name="P4"><text:span text:style-name="T108">TURNER, Thomas A. Jr., 20 Jan 1930 - 11 Jul 1970. </text:span></text:p>
      <text:p text:style-name="P5"><text:span text:style-name="T109"/></text:p>
      <text:p text:style-name="P5"><text:span text:style-name="T109"/></text:p>
      <text:p text:style-name="P5"><text:span text:style-name="T109"/></text:p>
      <text:p text:style-name="P5"><text:span text:style-name="T110">Census, Nov. 5, 1850</text:span></text:p>
      <text:p text:style-name="P5"><text:span text:style-name="T111">JONES, G.T.,<text:tab/><text:tab/>60<text:tab/>S.C. - $12,000 ) This is George Tannahill Jones who mar. <text:tab/><text:tab/><text:tab/> <text:tab/><text:tab/><text:tab/><text:tab/><text:s text:c="3"/>Rebeecca Campbell Brown 10 Dec 1812</text:span></text:p>
      <text:p text:style-name="P5"><text:span text:style-name="T111"><text:tab/>Rebecca<text:tab/>55<text:tab/>Tn.</text:span></text:p>
      <text:p text:style-name="P5"><text:span text:style-name="T111">HOWARD, Adam<text:tab/>23<text:tab/>Al. - Overseer</text:span></text:p>
      <text:p text:style-name="P5"><text:span text:style-name="T111">---------------------</text:span></text:p>
      <text:p text:style-name="P5"><text:span text:style-name="T112">Census 30 Oct 1850</text:span></text:p>
      <text:p text:style-name="P5"><text:span text:style-name="T113">Hereford,<text:tab/>Wm.<text:tab/><text:tab/>28<text:tab/>VA. <text:tab/>Farmer<text:tab/><text:tab/>mar. Martha T. Strong 9 Jan <text:tab/><text:tab/><text:tab/><text:tab/><text:tab/><text:tab/><text:tab/><text:tab/><text:tab/>1844</text:span></text:p>
      <text:p text:style-name="P5"><text:span text:style-name="T113"><text:tab/><text:tab/>Martha<text:tab/><text:tab/>21<text:tab/>Al.<text:tab/></text:span></text:p>
      <text:p text:style-name="P5"><text:span text:style-name="T113"><text:tab/><text:tab/>Thomas<text:tab/> 5<text:tab/>"<text:tab/>Thomas E. m. Fannie J. Jones 22 Nov 1866</text:span></text:p>
      <text:p text:style-name="P5"><text:span text:style-name="T113"><text:tab/><text:tab/>Lucy<text:tab/><text:tab/>6/12<text:tab/>"</text:span></text:p>
      <text:p text:style-name="P5"><text:span text:style-name="T114">-----------------------</text:span></text:p>
      <text:p text:style-name="P6"><text:span text:style-name="T1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